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2.266cm" fo:min-width="2.01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2a6099"/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16pt" style:font-size-asian="16pt" style:font-size-complex="16pt"/>
    </style:style>
    <style:style style:name="P4" style:family="paragraph">
      <loext:graphic-properties draw:fill-color="#2a6099"/>
      <style:paragraph-properties fo:text-align="center"/>
      <style:text-properties fo:color="#ffffff" fo:font-size="16pt" style:font-size-asian="16pt" style:font-size-complex="16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556cm" svg:height="3.556cm" svg:x="20.431cm" svg:y="2.778cm">
          <text:p text:style-name="P1"><text:span text:style-name="T1">Movie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3.556cm" svg:height="3.556cm" svg:x="4.937cm" svg:y="9.509cm">
          <text:p text:style-name="P3"><text:span text:style-name="T2">Companion</text:span></text:p>
          <text:p text:style-name="P3"><text:span text:style-name="T2">Con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556cm" svg:height="3.556cm" svg:x="4.429cm" svg:y="2.651cm">
          <text:p text:style-name="P1"><text:span text:style-name="T1">Zip 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556cm" svg:height="3.556cm" svg:x="19.923cm" svg:y="8.747cm">
          <text:p text:style-name="P1"><text:span text:style-name="T1">Movie</text:span></text:p>
          <text:p text:style-name="P1"><text:span text:style-name="T1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3.556cm" svg:height="3.556cm" svg:x="15.351cm" svg:y="2.778cm">
          <text:p text:style-name="P1"><text:span text:style-name="T1">A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3.556cm" svg:height="3.556cm" svg:x="10.017cm" svg:y="3.032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556cm" svg:height="3.556cm" svg:x="11.414cm" svg:y="9.128cm">
          <text:p text:style-name="P1"><text:span text:style-name="T1">Occup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556cm" svg:height="3.556cm" svg:x="11.541cm" svg:y="15.859cm">
          <text:p text:style-name="P1"><text:span text:style-name="T1">R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13.192cm" svg:y1="12.684cm" svg:x2="13.319cm" svg:y2="15.859cm" draw:start-shape="id1" draw:start-glue-point="8" draw:end-shape="id2" svg:d="M13192 12684l127 3175" svg:viewBox="0 0 128 3176">
          <text:p/>
        </draw:connector>
        <draw:connector draw:style-name="gr2" draw:text-style-name="P5" draw:layer="layout" draw:type="line" svg:x1="6.715cm" svg:y1="13.065cm" svg:x2="11.541cm" svg:y2="17.637cm" draw:start-shape="id3" draw:start-glue-point="8" draw:end-shape="id2" draw:end-glue-point="6" svg:d="M6715 13065l4826 4572" svg:viewBox="0 0 4827 4573">
          <text:p/>
        </draw:connector>
        <draw:connector draw:style-name="gr2" draw:text-style-name="P5" draw:layer="layout" draw:type="line" svg:x1="20.443cm" svg:y1="11.783cm" svg:x2="14.577cm" svg:y2="16.379cm" draw:start-shape="id4" draw:start-glue-point="7" draw:end-shape="id2" draw:end-glue-point="11" svg:d="M20443 11783l-5866 4596" svg:viewBox="0 0 5867 4597">
          <text:p/>
        </draw:connector>
        <draw:connector draw:style-name="gr2" draw:text-style-name="P5" draw:layer="layout" draw:type="line" svg:x1="22.209cm" svg:y1="6.334cm" svg:x2="21.701cm" svg:y2="8.747cm" draw:start-shape="id5" draw:start-glue-point="8" draw:end-shape="id4" draw:end-glue-point="4" svg:d="M22209 6334l-508 2413" svg:viewBox="0 0 509 2414">
          <text:p/>
        </draw:connector>
        <draw:connector draw:style-name="gr2" draw:text-style-name="P5" draw:layer="layout" draw:type="line" svg:x1="6.207cm" svg:y1="6.207cm" svg:x2="6.715cm" svg:y2="9.509cm" draw:start-shape="id6" draw:start-glue-point="8" draw:end-shape="id3" draw:end-glue-point="4" svg:d="M6207 6207l508 3302" svg:viewBox="0 0 509 3303">
          <text:p/>
        </draw:connector>
        <draw:connector draw:style-name="gr2" draw:text-style-name="P5" draw:layer="layout" draw:type="line" svg:x1="11.795cm" svg:y1="6.588cm" svg:x2="13.192cm" svg:y2="9.128cm" draw:start-shape="id7" draw:start-glue-point="8" draw:end-shape="id1" draw:end-glue-point="4" svg:d="M11795 6588l1397 2540" svg:viewBox="0 0 1398 2541">
          <text:p/>
        </draw:connector>
        <draw:connector draw:style-name="gr2" draw:text-style-name="P5" draw:layer="layout" draw:type="line" svg:x1="17.129cm" svg:y1="6.334cm" svg:x2="14.45cm" svg:y2="9.648cm" draw:start-shape="id8" draw:start-glue-point="8" draw:end-shape="id1" draw:end-glue-point="11" svg:d="M17129 6334l-2679 3314" svg:viewBox="0 0 2680 33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4:31:54.541606821</meta:creation-date>
    <dc:date>2021-01-23T16:03:09.786598588</dc:date>
    <meta:editing-duration>PT6M18S</meta:editing-duration>
    <meta:editing-cycles>1</meta:editing-cycles>
    <meta:document-statistic meta:object-count="15"/>
    <meta:generator>LibreOffice/6.4.6.2$Linux_X86_64 LibreOffice_project/40$Build-2</meta:generator>
  </office:meta>
</office:document-meta>
</file>